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155.4pt"/>
    </style:style>
    <style:style style:name="co7" style:family="table-column">
      <style:table-column-properties fo:break-before="auto" style:column-width="1019.99pt"/>
    </style:style>
    <style:style style:name="co8" style:family="table-column">
      <style:table-column-properties fo:break-before="auto" style:column-width="178.5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, '1', '2', '3', '4', '5', '6', '7', '8', '9']</text:p>
          </table:table-cell>
          <table:table-cell office:value-type="string" calcext:value-type="string">
            <text:p>[0.9006024096385542, 0.9006024096385542, 0.9006024096385542, 0.9006024096385542, 0.9006024096385542, 0.9006024096385542, 0.9006024096385542, 0.9006024096385542, 0.9006024096385542, 0.9006024096385542]</text:p>
          </table:table-cell>
          <table:table-cell office:value-type="string" calcext:value-type="string">
            <text:p>[66, 66, 66, 66, 66, 66, 66, 66, 66, 66]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240853658536585" calcext:value-type="float">
            <text:p>0.2408536585365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2611275964391692]</text:p>
          </table:table-cell>
          <table:table-cell office:value-type="string" calcext:value-type="string">
            <text:p>[9]</text:p>
          </table:table-cell>
          <table:table-cell office:value-type="float" office:value="0.120426829268293" calcext:value-type="float">
            <text:p>0.1204268292682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40853658536585" calcext:value-type="float">
            <text:p>0.2408536585365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40853658536585" calcext:value-type="float">
            <text:p>0.240853658536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249609984399376" calcext:value-type="float">
            <text:p>0.2496099843993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2723146747352496]</text:p>
          </table:table-cell>
          <table:table-cell office:value-type="string" calcext:value-type="string">
            <text:p>[11]</text:p>
          </table:table-cell>
          <table:table-cell office:value-type="float" office:value="0.124804992199688" calcext:value-type="float">
            <text:p>0.1248049921996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49609984399376" calcext:value-type="float">
            <text:p>0.2496099843993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49609984399376" calcext:value-type="float">
            <text:p>0.2496099843993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402758620689655" calcext:value-type="float">
            <text:p>0.4027586206896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669590643274854]</text:p>
          </table:table-cell>
          <table:table-cell office:value-type="string" calcext:value-type="string">
            <text:p>[15]</text:p>
          </table:table-cell>
          <table:table-cell table:number-columns-repeated="9" office:value-type="float" office:value="0.402758620689655" calcext:value-type="float">
            <text:p>0.402758620689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438957475994513" calcext:value-type="float">
            <text:p>0.438957475994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002932551319648]</text:p>
          </table:table-cell>
          <table:table-cell office:value-type="string" calcext:value-type="string">
            <text:p>[24]</text:p>
          </table:table-cell>
          <table:table-cell table:number-columns-repeated="9" office:value-type="float" office:value="0.438957475994513" calcext:value-type="float">
            <text:p>0.4389574759945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, '1', '2', '3', '4', '5', '6', '7', '8', '9']</text:p>
          </table:table-cell>
          <table:table-cell office:value-type="string" calcext:value-type="string">
            <text:p>[0.932748538011696, 0.9342105263157896, 0.9342105263157896, 0.9342105263157896, 0.9342105263157896, 0.9342105263157896, 0.9342105263157896, 0.9342105263157896, 0.9342105263157896, 0.9342105263157896]</text:p>
          </table:table-cell>
          <table:table-cell office:value-type="string" calcext:value-type="string">
            <text:p>[45, 45, 45, 45, 45, 45, 45, 45, 45, 45]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415300546448087" calcext:value-type="float">
            <text:p>0.4153005464480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751824817518248]</text:p>
          </table:table-cell>
          <table:table-cell office:value-type="string" calcext:value-type="string">
            <text:p>[16]</text:p>
          </table:table-cell>
          <table:table-cell office:value-type="float" office:value="0.411833910703328" calcext:value-type="float">
            <text:p>0.411833910703328</text:p>
          </table:table-cell>
          <table:table-cell office:value-type="float" office:value="0.41252723785228" calcext:value-type="float">
            <text:p>0.41252723785228</text:p>
          </table:table-cell>
          <table:table-cell office:value-type="float" office:value="0.415300546448087" calcext:value-type="float">
            <text:p>0.415300546448087</text:p>
          </table:table-cell>
          <table:table-cell table:number-columns-repeated="4" office:value-type="float" office:value="0.411140583554377" calcext:value-type="float">
            <text:p>0.411140583554377</text:p>
          </table:table-cell>
          <table:table-cell office:value-type="float" office:value="0.41252723785228" calcext:value-type="float">
            <text:p>0.41252723785228</text:p>
          </table:table-cell>
          <table:table-cell office:value-type="float" office:value="0.415300546448087" calcext:value-type="float">
            <text:p>0.4153005464480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452296819787986" calcext:value-type="float">
            <text:p>0.4522968197879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172932330827068]</text:p>
          </table:table-cell>
          <table:table-cell office:value-type="string" calcext:value-type="string">
            <text:p>[7]</text:p>
          </table:table-cell>
          <table:table-cell table:number-columns-repeated="9" office:value-type="float" office:value="0.452296819787986" calcext:value-type="float">
            <text:p>0.4522968197879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418604651162791" calcext:value-type="float">
            <text:p>0.4186046511627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3628318584070804]</text:p>
          </table:table-cell>
          <table:table-cell office:value-type="string" calcext:value-type="string">
            <text:p>[12]</text:p>
          </table:table-cell>
          <table:table-cell office:value-type="float" office:value="0.418450842869448" calcext:value-type="float">
            <text:p>0.418450842869448</text:p>
          </table:table-cell>
          <table:table-cell table:number-columns-repeated="2" office:value-type="float" office:value="0.418604651162791" calcext:value-type="float">
            <text:p>0.418604651162791</text:p>
          </table:table-cell>
          <table:table-cell office:value-type="float" office:value="0.418399573438333" calcext:value-type="float">
            <text:p>0.418399573438333</text:p>
          </table:table-cell>
          <table:table-cell office:value-type="float" office:value="0.418604651162791" calcext:value-type="float">
            <text:p>0.418604651162791</text:p>
          </table:table-cell>
          <table:table-cell office:value-type="float" office:value="0.418399573438333" calcext:value-type="float">
            <text:p>0.418399573438333</text:p>
          </table:table-cell>
          <table:table-cell office:value-type="float" office:value="0.418604651162791" calcext:value-type="float">
            <text:p>0.418604651162791</text:p>
          </table:table-cell>
          <table:table-cell office:value-type="float" office:value="0.418399573438333" calcext:value-type="float">
            <text:p>0.418399573438333</text:p>
          </table:table-cell>
          <table:table-cell office:value-type="float" office:value="0.418604651162791" calcext:value-type="float">
            <text:p>0.4186046511627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497435897435897" calcext:value-type="float">
            <text:p>0.4974358974358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269005847953216]</text:p>
          </table:table-cell>
          <table:table-cell office:value-type="string" calcext:value-type="string">
            <text:p>[13]</text:p>
          </table:table-cell>
          <table:table-cell office:value-type="float" office:value="0.495179959627196" calcext:value-type="float">
            <text:p>0.495179959627196</text:p>
          </table:table-cell>
          <table:table-cell office:value-type="float" office:value="0.495795215393205" calcext:value-type="float">
            <text:p>0.495795215393205</text:p>
          </table:table-cell>
          <table:table-cell office:value-type="float" office:value="0.497435897435897" calcext:value-type="float">
            <text:p>0.497435897435897</text:p>
          </table:table-cell>
          <table:table-cell office:value-type="float" office:value="0.494974874371859" calcext:value-type="float">
            <text:p>0.494974874371859</text:p>
          </table:table-cell>
          <table:table-cell office:value-type="float" office:value="0.494974874371859" calcext:value-type="float">
            <text:p>0.494974874371859</text:p>
          </table:table-cell>
          <table:table-cell office:value-type="float" office:value="0.494974874371859" calcext:value-type="float">
            <text:p>0.494974874371859</text:p>
          </table:table-cell>
          <table:table-cell office:value-type="float" office:value="0.494974874371859" calcext:value-type="float">
            <text:p>0.494974874371859</text:p>
          </table:table-cell>
          <table:table-cell office:value-type="float" office:value="0.494974874371859" calcext:value-type="float">
            <text:p>0.494974874371859</text:p>
          </table:table-cell>
          <table:table-cell office:value-type="float" office:value="0.494974874371859" calcext:value-type="float">
            <text:p>0.4949748743718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597744360902256" calcext:value-type="float">
            <text:p>0.597744360902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892601431980907]</text:p>
          </table:table-cell>
          <table:table-cell office:value-type="string" calcext:value-type="string">
            <text:p>[10]</text:p>
          </table:table-cell>
          <table:table-cell office:value-type="float" office:value="0.597744360902255" calcext:value-type="float">
            <text:p>0.597744360902255</text:p>
          </table:table-cell>
          <table:table-cell table:number-columns-repeated="8" office:value-type="float" office:value="0.597744360902256" calcext:value-type="float">
            <text:p>0.5977443609022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487935656836461" calcext:value-type="float">
            <text:p>0.4879356568364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695859872611465]</text:p>
          </table:table-cell>
          <table:table-cell office:value-type="string" calcext:value-type="string">
            <text:p>[82]</text:p>
          </table:table-cell>
          <table:table-cell office:value-type="float" office:value="0.464219521100343" calcext:value-type="float">
            <text:p>0.464219521100343</text:p>
          </table:table-cell>
          <table:table-cell table:number-columns-repeated="2" office:value-type="float" office:value="0.463309352517986" calcext:value-type="float">
            <text:p>0.463309352517986</text:p>
          </table:table-cell>
          <table:table-cell office:value-type="float" office:value="0.469995422698568" calcext:value-type="float">
            <text:p>0.469995422698568</text:p>
          </table:table-cell>
          <table:table-cell office:value-type="float" office:value="0.487935656836461" calcext:value-type="float">
            <text:p>0.487935656836461</text:p>
          </table:table-cell>
          <table:table-cell office:value-type="float" office:value="0.46178665459241" calcext:value-type="float">
            <text:p>0.46178665459241</text:p>
          </table:table-cell>
          <table:table-cell office:value-type="float" office:value="0.463309352517986" calcext:value-type="float">
            <text:p>0.463309352517986</text:p>
          </table:table-cell>
          <table:table-cell office:value-type="float" office:value="0.46178665459241" calcext:value-type="float">
            <text:p>0.46178665459241</text:p>
          </table:table-cell>
          <table:table-cell office:value-type="float" office:value="0.463309352517986" calcext:value-type="float">
            <text:p>0.4633093525179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417344173441734" calcext:value-type="float">
            <text:p>0.4173441734417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704245973645681]</text:p>
          </table:table-cell>
          <table:table-cell office:value-type="string" calcext:value-type="string">
            <text:p>[17]</text:p>
          </table:table-cell>
          <table:table-cell office:value-type="float" office:value="0.413859852884243" calcext:value-type="float">
            <text:p>0.413859852884243</text:p>
          </table:table-cell>
          <table:table-cell office:value-type="float" office:value="0.414246999612853" calcext:value-type="float">
            <text:p>0.414246999612853</text:p>
          </table:table-cell>
          <table:table-cell office:value-type="float" office:value="0.417344173441734" calcext:value-type="float">
            <text:p>0.417344173441734</text:p>
          </table:table-cell>
          <table:table-cell office:value-type="float" office:value="0.414246999612853" calcext:value-type="float">
            <text:p>0.414246999612853</text:p>
          </table:table-cell>
          <table:table-cell office:value-type="float" office:value="0.417344173441734" calcext:value-type="float">
            <text:p>0.417344173441734</text:p>
          </table:table-cell>
          <table:table-cell office:value-type="float" office:value="0.414246999612853" calcext:value-type="float">
            <text:p>0.414246999612853</text:p>
          </table:table-cell>
          <table:table-cell office:value-type="float" office:value="0.417344173441734" calcext:value-type="float">
            <text:p>0.417344173441734</text:p>
          </table:table-cell>
          <table:table-cell office:value-type="float" office:value="0.412698412698413" calcext:value-type="float">
            <text:p>0.412698412698413</text:p>
          </table:table-cell>
          <table:table-cell office:value-type="float" office:value="0.412698412698413" calcext:value-type="float">
            <text:p>0.4126984126984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492307692307692" calcext:value-type="float">
            <text:p>0.4923076923076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7096774193548387]</text:p>
          </table:table-cell>
          <table:table-cell office:value-type="string" calcext:value-type="string">
            <text:p>[101]</text:p>
          </table:table-cell>
          <table:table-cell office:value-type="float" office:value="0.468335764968723" calcext:value-type="float">
            <text:p>0.468335764968723</text:p>
          </table:table-cell>
          <table:table-cell office:value-type="float" office:value="0.463135908897403" calcext:value-type="float">
            <text:p>0.463135908897403</text:p>
          </table:table-cell>
          <table:table-cell office:value-type="float" office:value="0.463541666666667" calcext:value-type="float">
            <text:p>0.463541666666667</text:p>
          </table:table-cell>
          <table:table-cell office:value-type="float" office:value="0.483529575413418" calcext:value-type="float">
            <text:p>0.483529575413418</text:p>
          </table:table-cell>
          <table:table-cell office:value-type="float" office:value="0.492307692307692" calcext:value-type="float">
            <text:p>0.492307692307692</text:p>
          </table:table-cell>
          <table:table-cell table:number-columns-repeated="2" office:value-type="float" office:value="0.463541666666667" calcext:value-type="float">
            <text:p>0.463541666666667</text:p>
          </table:table-cell>
          <table:table-cell office:value-type="float" office:value="0.463135908897403" calcext:value-type="float">
            <text:p>0.463135908897403</text:p>
          </table:table-cell>
          <table:table-cell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40766073871409" calcext:value-type="float">
            <text:p>0.407660738714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660322108345535]</text:p>
          </table:table-cell>
          <table:table-cell office:value-type="string" calcext:value-type="string">
            <text:p>[17]</text:p>
          </table:table-cell>
          <table:table-cell office:value-type="float" office:value="0.407379327310763" calcext:value-type="float">
            <text:p>0.407379327310763</text:p>
          </table:table-cell>
          <table:table-cell office:value-type="float" office:value="0.406535093100781" calcext:value-type="float">
            <text:p>0.406535093100781</text:p>
          </table:table-cell>
          <table:table-cell table:number-columns-repeated="7" office:value-type="float" office:value="0.40766073871409" calcext:value-type="float">
            <text:p>0.40766073871409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367920685110475" calcext:value-type="float">
            <text:p>0.367920685110475</text:p>
          </table:table-cell>
          <table:table-cell table:number-columns-repeated="5"/>
          <table:table-cell table:formula="of:=AVERAGE([.I2:.I16])" office:value-type="float" office:value="0.347749885220429" calcext:value-type="float">
            <text:p>0.347749885220429</text:p>
          </table:table-cell>
          <table:table-cell table:formula="of:=AVERAGE([.J2:.J16])" office:value-type="float" office:value="0.331060782394114" calcext:value-type="float">
            <text:p>0.331060782394114</text:p>
          </table:table-cell>
          <table:table-cell table:formula="of:=AVERAGE([.K2:.K16])" office:value-type="float" office:value="0.331663620250778" calcext:value-type="float">
            <text:p>0.331663620250778</text:p>
          </table:table-cell>
          <table:table-cell table:formula="of:=AVERAGE([.L2:.L16])" office:value-type="float" office:value="0.365477912540925" calcext:value-type="float">
            <text:p>0.365477912540925</text:p>
          </table:table-cell>
          <table:table-cell table:formula="of:=AVERAGE([.M2:.M16])" office:value-type="float" office:value="0.367479286046625" calcext:value-type="float">
            <text:p>0.367479286046625</text:p>
          </table:table-cell>
          <table:table-cell table:formula="of:=AVERAGE([.N2:.N16])" office:value-type="float" office:value="0.330900557888333" calcext:value-type="float">
            <text:p>0.330900557888333</text:p>
          </table:table-cell>
          <table:table-cell table:formula="of:=AVERAGE([.O2:.O16])" office:value-type="float" office:value="0.331222221186928" calcext:value-type="float">
            <text:p>0.331222221186928</text:p>
          </table:table-cell>
          <table:table-cell table:formula="of:=AVERAGE([.P2:.P16])" office:value-type="float" office:value="0.363560288058344" calcext:value-type="float">
            <text:p>0.363560288058344</text:p>
          </table:table-cell>
          <table:table-cell table:formula="of:=AVERAGE([.Q2:.Q16])" office:value-type="float" office:value="0.363887410859351" calcext:value-type="float">
            <text:p>0.363887410859351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597744360902256" calcext:value-type="float">
            <text:p>0.597744360902256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173731824051872" calcext:value-type="float">
            <text:p>0.17373182405187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8T10:32:48.533035807</dc:date>
    <meta:editing-duration>PT1M52S</meta:editing-duration>
    <meta:editing-cycles>1</meta:editing-cycles>
    <meta:document-statistic meta:table-count="1" meta:cell-count="288" meta:object-count="0"/>
    <meta:generator>LibreOffice/6.0.7.3$Linux_X86_64 LibreOffice_project/00m0$Build-3</meta:generator>
  </office:meta>
</office:document-meta>
</file>